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1mm"/>
    </style:style>
    <style:style style:name="co2" style:family="table-column">
      <style:table-column-properties fo:break-before="auto" style:column-width="42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9.67mm"/>
    </style:style>
    <style:style style:name="co6" style:family="table-column">
      <style:table-column-properties fo:break-before="auto" style:column-width="7.76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10.12mm"/>
    </style:style>
    <style:style style:name="co11" style:family="table-column">
      <style:table-column-properties fo:break-before="auto" style:column-width="9.86mm"/>
    </style:style>
    <style:style style:name="co12" style:family="table-column">
      <style:table-column-properties fo:break-before="auto" style:column-width="107.7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 CJK SC Regular" style:font-name-asian="Noto Sans CJK SC Regula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Noto Sans CJK SC 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Noto Sans CJK SC Regular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 style:font-name-asian="Wingdings 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2" style:font-name-asian="Wingding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Noto Sans CJK SC Regular" style:font-name-asian="Noto Sans CJK SC Regular"/>
    </style:style>
    <style:style style:name="T1" style:family="text">
      <style:text-properties style:text-underline-style="none" style:text-underline-color="font-color" style:text-line-through-type="single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number-columns-repeated="52" table:default-cell-style-name="ce1"/>
        <table:table-row table:style-name="ro1">
          <table:table-cell office:value-type="string" calcext:value-type="string">
            <text:p>题目名</text:p>
          </table:table-cell>
          <table:table-cell office:value-type="string" calcext:value-type="string">
            <text:p>所属比赛</text:p>
          </table:table-cell>
          <table:table-cell office:value-type="string" calcext:value-type="string">
            <text:p>评测类型</text:p>
          </table:table-cell>
          <table:table-cell table:style-name="ce2" office:value-type="string" calcext:value-type="string">
            <text:p>思路</text:p>
          </table:table-cell>
          <table:table-cell table:style-name="ce2" office:value-type="string" calcext:value-type="string">
            <text:p>题面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std检验</text:p>
          </table:table-cell>
          <table:table-cell table:style-name="ce2" office:value-type="string" calcext:value-type="string">
            <text:p>spj</text:p>
          </table:table-cell>
          <table:table-cell table:style-name="ce2" office:value-type="string" calcext:value-type="string">
            <text:p>spj检验</text:p>
          </table:table-cell>
          <table:table-cell table:style-name="ce2" office:value-type="string" calcext:value-type="string">
            <text:p>题解</text:p>
          </table:table-cell>
          <table:table-cell table:style-name="ce2" office:value-type="string" calcext:value-type="string">
            <text:p>题目</text:p>
          </table:table-cell>
          <table:table-cell table:style-name="ce2" office:value-type="string" calcext:value-type="string">
            <text:p>tag</text:p>
          </table:table-cell>
          <table:table-cell table:style-name="ce2" table:number-columns-repeated="52"/>
        </table:table-row>
        <table:table-row table:style-name="ro2">
          <table:table-cell office:value-type="string" calcext:value-type="string">
            <text:p>皮皮虾我们走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数位 递推 二进制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强化邮局选址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分治DP 单调性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懒惰的绵羊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乱搞 玄学优化 特殊约定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魔法球问题(上)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office:value-type="string" calcext:value-type="string">
            <text:p>结论 找规律 构造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魔法球问题(下)</text:p>
          </table:table-cell>
          <table:table-cell office:value-type="string" calcext:value-type="string">
            <text:p>gbakkk5951杂题集</text:p>
          </table:table-cell>
          <table:table-cell office:value-type="string" calcext:value-type="string">
            <text:p>传统</text:p>
          </table:table-cell>
          <table:table-cell table:number-columns-repeated="4"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office:value-type="string" calcext:value-type="string">
            <text:p>结论 找规律 NTT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光棱坦克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office:value-type="string" calcext:value-type="string">
            <text:p>期望 树形 DP 贪心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靑英戰鬥兵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office:value-type="string" calcext:value-type="string">
            <text:p>二次函数 等差数列 状压DP 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心灵突击队</text:p>
          </table:table-cell>
          <table:table-cell office:value-type="string" calcext:value-type="string">
            <text:p>红色警戒杯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 office:value-type="string" calcext:value-type="string">
            <text:p>L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区间加、区间求和 <text:span text:style-name="T1">分块线段树</text:span>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病毒狙击手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差分与前缀和 矩阵快速幂 期望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超时空军团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二维区间求和与RMQ 矩阵树定理 计数 二分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恐怖机器人</text:p>
          </table:table-cell>
          <table:table-cell office:value-type="string" calcext:value-type="string">
            <text:p>红色警戒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状态压缩 多源BF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侦察机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中国邮路问题 状态压缩 欧拉回路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立场护盾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神经突击车</text:p>
          </table:table-cell>
          <table:table-cell office:value-type="string" calcext:value-type="string">
            <text:p>红色警戒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打击者-VX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战熊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真空内爆弹</text:p>
          </table:table-cell>
          <table:table-cell office:value-type="string" calcext:value-type="string">
            <text:p>红色警戒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纳米电脑主机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升级工具箱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世纪轰炸机</text:p>
          </table:table-cell>
          <table:table-cell office:value-type="string" calcext:value-type="string">
            <text:p>红色警戒杯模拟赛Ⅴ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兵种搭配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克隆缸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心灵支配树</text:p>
          </table:table-cell>
          <table:table-cell office:value-type="string" calcext:value-type="string">
            <text:p>红色警戒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复仇威力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基因突变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心灵终结仪</text:p>
          </table:table-cell>
          <table:table-cell office:value-type="string" calcext:value-type="string">
            <text:p>红色警戒杯模拟赛Ⅶ</text:p>
          </table:table-cell>
          <table:table-cell office:value-type="string" calcext:value-type="string">
            <text:p>传统</text:p>
          </table:table-cell>
          <table:table-cell table:number-columns-repeated="3" table:style-name="ce8" office:value-type="string" calcext:value-type="string">
            <text:p>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粉碎者</text:p>
          </table:table-cell>
          <table:table-cell office:value-type="string" calcext:value-type="string">
            <text:p>红色警戒杯模拟赛Ⅷ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犀牛坦克</text:p>
          </table:table-cell>
          <table:table-cell office:value-type="string" calcext:value-type="string">
            <text:p>红色警戒杯模拟赛Ⅷ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吃糖果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大公无私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镰锤星</text:p>
          </table:table-cell>
          <table:table-cell office:value-type="float" office:value="20190709" calcext:value-type="float">
            <text:p>20190709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自由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卢卡扬比火车站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托派和斯派</text:p>
          </table:table-cell>
          <table:table-cell office:value-type="float" office:value="20190710" calcext:value-type="float">
            <text:p>20190710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格兰之森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晶块链表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契约召唤</text:p>
          </table:table-cell>
          <table:table-cell office:value-type="string" calcext:value-type="string">
            <text:p>DNF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比尔马克帝国试验场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卢克的密码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土罐的序列</text:p>
          </table:table-cell>
          <table:table-cell office:value-type="string" calcext:value-type="string">
            <text:p>DNF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催化序列</text:p>
          </table:table-cell>
          <table:table-cell office:value-type="string" calcext:value-type="string">
            <text:p>DNF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装备增幅</text:p>
          </table:table-cell>
          <table:table-cell office:value-type="string" calcext:value-type="string">
            <text:p>DNF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拆除前哨站</text:p>
          </table:table-cell>
          <table:table-cell office:value-type="string" calcext:value-type="string">
            <text:p>FrostPunk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插火把</text:p>
          </table:table-cell>
          <table:table-cell office:value-type="string" calcext:value-type="string">
            <text:p>Minecraft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红石钟</text:p>
          </table:table-cell>
          <table:table-cell office:value-type="string" calcext:value-type="string">
            <text:p>Minecraft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种西瓜</text:p>
          </table:table-cell>
          <table:table-cell office:value-type="string" calcext:value-type="string">
            <text:p>Minecraft杯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剪羊毛</text:p>
          </table:table-cell>
          <table:table-cell office:value-type="string" calcext:value-type="string">
            <text:p>Minecraft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红石计算机</text:p>
          </table:table-cell>
          <table:table-cell office:value-type="string" calcext:value-type="string">
            <text:p>Minecraft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坐地铁</text:p>
          </table:table-cell>
          <table:table-cell office:value-type="string" calcext:value-type="string">
            <text:p>Minecraft杯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麦田选址</text:p>
          </table:table-cell>
          <table:table-cell office:value-type="string" calcext:value-type="string">
            <text:p>Minecraft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农业部</text:p>
          </table:table-cell>
          <table:table-cell office:value-type="string" calcext:value-type="string">
            <text:p>Minecraft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地狱门</text:p>
          </table:table-cell>
          <table:table-cell office:value-type="string" calcext:value-type="string">
            <text:p>Minecraft杯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抽奖插件</text:p>
          </table:table-cell>
          <table:table-cell office:value-type="string" calcext:value-type="string">
            <text:p>Minecraft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旅游安排</text:p>
          </table:table-cell>
          <table:table-cell office:value-type="string" calcext:value-type="string">
            <text:p>Minecraft杯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游耕者（夜）</text:p>
          </table:table-cell>
          <table:table-cell office:value-type="string" calcext:value-type="string">
            <text:p>Minecraft杯模拟赛Ⅳ</text:p>
          </table:table-cell>
          <table:table-cell office:value-type="string" calcext:value-type="string">
            <text:p>SPJ</text:p>
          </table:table-cell>
          <table:table-cell table:number-columns-repeated="6" table:style-name="ce8" office:value-type="string" calcext:value-type="string">
            <text:p>P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告示牌识别</text:p>
          </table:table-cell>
          <table:table-cell office:value-type="string" calcext:value-type="string">
            <text:p>Minecraft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砍树</text:p>
          </table:table-cell>
          <table:table-cell office:value-type="string" calcext:value-type="string">
            <text:p>Minecraft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挖地铁</text:p>
          </table:table-cell>
          <table:table-cell office:value-type="string" calcext:value-type="string">
            <text:p>Minecraft杯模拟赛Ⅴ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大圣诞树</text:p>
          </table:table-cell>
          <table:table-cell office:value-type="string" calcext:value-type="string">
            <text:p>Minecraft杯模拟赛Ⅵ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经验球</text:p>
          </table:table-cell>
          <table:table-cell office:value-type="string" calcext:value-type="string">
            <text:p>Minecraft杯模拟赛Ⅵ</text:p>
          </table:table-cell>
          <table:table-cell office:value-type="string" calcext:value-type="string">
            <text:p>传统</text:p>
          </table:table-cell>
          <table:table-cell table:style-name="ce8" office:value-type="string" calcext:value-type="string">
            <text:p>P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魔法面包</text:p>
          </table:table-cell>
          <table:table-cell office:value-type="string" calcext:value-type="string">
            <text:p>Minecraft杯模拟赛Ⅵ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贸易</text:p>
          </table:table-cell>
          <table:table-cell office:value-type="string" calcext:value-type="string">
            <text:p>PlanetBase模拟赛Ⅰ</text:p>
          </table:table-cell>
          <table:table-cell office:value-type="string" calcext:value-type="string">
            <text:p>传统</text:p>
          </table:table-cell>
          <table:table-cell table:number-columns-repeated="6" table:style-name="ce8" office:value-type="string" calcext:value-type="string">
            <text:p>P</text:p>
          </table:table-cell>
          <table:table-cell table:style-name="ce8" office:value-type="string" calcext:value-type="string">
            <text:p>$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一</text:p>
          </table:table-cell>
          <table:table-cell office:value-type="string" calcext:value-type="string">
            <text:p>Spore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spode经学院</text:p>
          </table:table-cell>
          <table:table-cell office:value-type="string" calcext:value-type="string">
            <text:p>Spore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大耳羊与香料</text:p>
          </table:table-cell>
          <table:table-cell office:value-type="string" calcext:value-type="string">
            <text:p>Spore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二</text:p>
          </table:table-cell>
          <table:table-cell office:value-type="string" calcext:value-type="string">
            <text:p>Spore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三</text:p>
          </table:table-cell>
          <table:table-cell office:value-type="string" calcext:value-type="string">
            <text:p>Spore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大耳羊与圣诞树</text:p>
          </table:table-cell>
          <table:table-cell office:value-type="string" calcext:value-type="string">
            <text:p>Spore模拟赛Ⅱ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四</text:p>
          </table:table-cell>
          <table:table-cell office:value-type="string" calcext:value-type="string">
            <text:p>Spore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五A</text:p>
          </table:table-cell>
          <table:table-cell office:value-type="string" calcext:value-type="string">
            <text:p>Spore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六</text:p>
          </table:table-cell>
          <table:table-cell office:value-type="string" calcext:value-type="string">
            <text:p>Spore模拟赛Ⅲ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五B</text:p>
          </table:table-cell>
          <table:table-cell office:value-type="string" calcext:value-type="string">
            <text:p>Spore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的序列七</text:p>
          </table:table-cell>
          <table:table-cell office:value-type="string" calcext:value-type="string">
            <text:p>Spore模拟赛Ⅳ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苍月塔</text:p>
          </table:table-cell>
          <table:table-cell office:value-type="string" calcext:value-type="string">
            <text:p>奥比岛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哈根农场</text:p>
          </table:table-cell>
          <table:table-cell office:value-type="string" calcext:value-type="string">
            <text:p>奥比岛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$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幽冥公主</text:p>
          </table:table-cell>
          <table:table-cell office:value-type="string" calcext:value-type="string">
            <text:p>奥比岛模拟赛Ⅰ</text:p>
          </table:table-cell>
          <table:table-cell office:value-type="string" calcext:value-type="string">
            <text:p>提交答案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od树上mod果</text:p>
          </table:table-cell>
          <table:table-cell office:value-type="string" calcext:value-type="string">
            <text:p>草木灰公社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边与边权</text:p>
          </table:table-cell>
          <table:table-cell office:value-type="string" calcext:value-type="string">
            <text:p>草木灰公社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剧情树</text:p>
          </table:table-cell>
          <table:table-cell office:value-type="string" calcext:value-type="string">
            <text:p>草木灰公社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游耕者（昼）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SPJ</text:p>
          </table:table-cell>
          <table:table-cell table:number-columns-repeated="7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心灵突击队（MAX）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传统</text:p>
          </table:table-cell>
          <table:table-cell table:number-columns-repeated="7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NA计数1</text:p>
          </table:table-cell>
          <table:table-cell office:value-type="string" calcext:value-type="string">
            <text:p>高考系列模拟赛（生物）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table:style-name="ce5" office:value-type="string" calcext:value-type="string">
            <text:p>DNA计数2</text:p>
          </table:table-cell>
          <table:table-cell office:value-type="string" calcext:value-type="string">
            <text:p>高考系列模拟赛（生物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NA计数3</text:p>
          </table:table-cell>
          <table:table-cell office:value-type="string" calcext:value-type="string">
            <text:p>高考系列模拟赛（生物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1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2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P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3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4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5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6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某不科学的超数列求和7</text:p>
          </table:table-cell>
          <table:table-cell office:value-type="string" calcext:value-type="string">
            <text:p>高考系列模拟赛（数学）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编辑城市与模拟币</text:p>
          </table:table-cell>
          <table:table-cell office:value-type="string" calcext:value-type="string">
            <text:p>模拟人生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$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端倪发生器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老yd与并查集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老伟的线段树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小伟的线段树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真·fafa和gaygay</text:p>
          </table:table-cell>
          <table:table-cell office:value-type="string" calcext:value-type="string">
            <text:p>网八技校模拟赛Ⅰ</text:p>
          </table:table-cell>
          <table:table-cell office:value-type="string" calcext:value-type="string">
            <text:p>传统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数据恢复</text:p>
          </table:table-cell>
          <table:table-cell office:value-type="string" calcext:value-type="string">
            <text:p>装机模拟器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硬盘自带的OS中的B树</text:p>
          </table:table-cell>
          <table:table-cell office:value-type="string" calcext:value-type="string">
            <text:p>装机模拟器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自动接线器</text:p>
          </table:table-cell>
          <table:table-cell office:value-type="string" calcext:value-type="string">
            <text:p>装机模拟器模拟赛Ⅰ</text:p>
          </table:table-cell>
          <table:table-cell office:value-type="string" calcext:value-type="string">
            <text:p>SPJ</text:p>
          </table:table-cell>
          <table:table-cell table:number-columns-repeated="6" table:style-name="ce8" office:value-type="string" calcext:value-type="string">
            <text:p>P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字节跳跃</text:p>
          </table:table-cell>
          <table:table-cell office:value-type="string" calcext:value-type="string">
            <text:p>20190823活动题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聚民心</text:p>
          </table:table-cell>
          <table:table-cell office:value-type="float" office:value="20190825" calcext:value-type="float">
            <text:p>20190825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补短板</text:p>
          </table:table-cell>
          <table:table-cell office:value-type="float" office:value="20190825" calcext:value-type="float">
            <text:p>20190825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供给侧</text:p>
          </table:table-cell>
          <table:table-cell office:value-type="float" office:value="20190825" calcext:value-type="float">
            <text:p>20190825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x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传统</text:p>
          </table:table-cell>
          <table:table-cell table:number-columns-repeated="7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查查查乐乐</text:p>
          </table:table-cell>
          <table:table-cell office:value-type="string" calcext:value-type="string">
            <text:p>ACM模拟赛Ⅰ</text:p>
          </table:table-cell>
          <table:table-cell office:value-type="string" calcext:value-type="string">
            <text:p>传统</text:p>
          </table:table-cell>
          <table:table-cell table:number-columns-repeated="4" table:style-name="ce8" office:value-type="string" calcext:value-type="string">
            <text:p>P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3"/>
        </table:table-row>
        <table:table-row table:style-name="ro2" table:number-rows-repeated="10484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1" style:language-asian="zh" style:country-asian="CN" style:font-name-complex="Noto Sans CJK SC Regular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00/00/00</text:date>, <text:time style:data-style-name="N2" text:time-value="12:41:14.00463594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31T21:39:47.936940839</meta:creation-date>
    <meta:generator>LibreOffice/6.3.3.2$Linux_X86_64 LibreOffice_project/a64200df03143b798afd1ec74a12ab50359878ed</meta:generator>
    <dc:date>2020-01-05T12:46:44.865044399</dc:date>
    <meta:editing-duration>P2DT8H38M37S</meta:editing-duration>
    <meta:editing-cycles>112</meta:editing-cycles>
    <meta:document-statistic meta:table-count="1" meta:cell-count="1190" meta:object-count="0"/>
  </office:meta>
</office:document-meta>
</file>